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résultats obtenus :</text:p>
      <text:p text:style-name="Standard">Test avec monoslam de scene</text:p>
      <text:list xml:id="list1967825810" text:style-name="L1">
        <text:list-item>
          <text:p text:style-name="P1">monoslam est built</text:p>
        </text:list-item>
        <text:list-item>
          <text:p text:style-name="P1">un test simple est faut avec monoslam</text:p>
          <text:list>
            <text:list-item>
              <text:p text:style-name="P1">Le trajectoire de robot n'est pas exact</text:p>
            </text:list-item>
          </text:list>
        </text:list-item>
      </text:list>
      <text:p text:style-name="Standard">Faire la simulation avec MRPT</text:p>
      <text:list xml:id="list958554515" text:style-name="L2">
        <text:list-item>
          <text:p text:style-name="P2">construire la cadre avec la trajectoire sur la Scene3D</text:p>
        </text:list-item>
      </text:list>
      <text:p text:style-name="Standard">vslam in ROS</text:p>
      <text:list xml:id="list1593952838" text:style-name="L3">
        <text:list-item>
          <text:p text:style-name="P3">jusqu'à maintenant, déjà compilé mais ne pas savoir comment à lancer, les paramètres d'entrée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an </meta:initial-creator>
    <meta:creation-date>2010-04-27T18:04:54</meta:creation-date>
    <dc:date>2010-04-28T00:49:59</dc:date>
    <dc:creator>thuan </dc:creator>
    <meta:editing-duration>PT00H06M2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62" meta:character-count="338"/>
  </office:meta>
</office:document-meta>
</file>